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HDefaultStore.get( Object ke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EHDefaultStore.setDirectory( final File director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HDefaultStore.containsKey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HDefaultStore.setStoreJanitor( StoreJanitor storeJan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HDefaultStore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HDefaultStore.setMaxDiskObjects( int maxDisk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HDefaultStore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HDefaultStore.setTimeToIdleSeconds( long timeToIdleSeco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HDefaultStore.setSettings( Settings 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HDefaultStore.fre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EHDefaultStore.s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HDefaultStore.setMaxMemObjects( int maxMem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HDefaultStore.setDiskPersistent( boolean diskPersis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HDefaultStore.store( Object key ,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HDefaultStore.setTimeToLiveSeconds( long timeToLiveSeco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HDefaultStore.destro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HDefaultStore.setMemoryStoreEvictionPolicy( MemoryStoreEvictionPolicy memoryStoreEvictionPoli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HDefaultStore.remove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HDefaultStore.setBootstrapCacheLoader( BootstrapCacheLoader bootstrapCache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HDefaultStore.setDirectory( String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HDefaultStore.key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HDefaultStore.init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EHDefaultStore.setEternal( boolean eter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HDefaultStore.setDiskExpiryThreadIntervalSeconds( int diskExpiryThreadIntervalSeco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HDefaultStore.getFullFilename(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HDefaultStore.setUseWorkDirectory( boolean useWork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HDefaultStore.setUseCacheDirectory( boolean useCache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HDefaultStore.setLogger( Log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HDefaultStore.setOverflowToDisk( boolean overflowToDi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HDefaultStore.setRegisteredEventListeners( RegisteredEventListeners registeredEventListen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